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6pt" style:font-size-asian="6pt" style:font-size-complex="6pt"/>
    </style:style>
    <style:style style:name="ce2" style:family="table-cell" style:parent-style-name="Default">
      <style:table-cell-properties fo:background-color="#ffff00"/>
      <style:text-properties fo:color="#000000" style:font-name="Times New Roman" fo:font-size="6pt" style:font-size-asian="6pt" style:font-size-complex="6pt"/>
    </style:style>
    <style:style style:name="ce3" style:family="table-cell" style:parent-style-name="Default">
      <style:text-properties style:text-outline="false" style:text-line-through-style="none" style:text-line-through-type="none" style:font-name="Times New Roman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Lucida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text-outline="false" style:text-line-through-style="none" style:text-line-through-type="none" style:font-name="Times New Roman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Lucida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Times New Roman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0.687cm" svg:height="0.017cm" svg:x="23.196cm" svg:y="5.94cm">
            <draw:object draw:notify-on-update-of-ranges="Лист1.A21:Лист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53cm" svg:height="0.017cm" svg:x="27.252cm" svg:y="9.466cm">
            <draw:object draw:notify-on-update-of-ranges="Лист1.B1:Лист1.B1 Лист1.B2:Лист1.B18 Лист1.C1:Лист1.C1 Лист1.C9:Лист1.C18 Лист1.D1:Лист1.D1 Лист1.D2:Лист1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.904cm" svg:height="7.746cm" svg:x="9.808cm" svg:y="1.511cm">
            <draw:object draw:notify-on-update-of-ranges="Лист1.A1:Лист1.A1 Лист1.A2:Лист1.A18 Лист1.B1:Лист1.B1 Лист1.B2:Лист1.B18 Лист1.A1:Лист1.A1 Лист1.A2:Лист1.A18 Лист1.C1:Лист1.C1 Лист1.C2:Лист1.C18 Лист1.A1:Лист1.A1 Лист1.A2:Лист1.A18 Лист1.D1:Лист1.D1 Лист1.D2:Лист1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Исходные данные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масса человека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коэф.сопротивления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приращение времени</text:p>
          </table:table-cell>
          <table:table-cell table:style-name="ce1"/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ускорение своб.падения</text:p>
          </table:table-cell>
          <table:table-cell table:style-name="ce1"/>
          <table:table-cell office:value-type="float" office:value="9.81" calcext:value-type="float">
            <text:p>9,81</text:p>
          </table:table-cell>
          <table:table-cell/>
        </table:table-row>
        <table:table-row table:style-name="ro1">
          <table:table-cell office:value-type="string" calcext:value-type="string">
            <text:p>начальная скорость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расчет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table:style-name="ce1" office:value-type="string" calcext:value-type="string">
            <text:p>скорость</text:p>
          </table:table-cell>
          <table:table-cell office:value-type="string" calcext:value-type="string">
            <text:p>расстояние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$C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C$5]-[.$C$3]*[.B9]^2/[.$C$2]" office:value-type="float" office:value="6.06" calcext:value-type="float">
            <text:p>6,06</text:p>
          </table:table-cell>
        </table:table-row>
        <table:table-row table:style-name="ro1">
          <table:table-cell table:formula="of:=[.A9]+[.$C$4]" office:value-type="float" office:value="0.5" calcext:value-type="float">
            <text:p>0,5</text:p>
          </table:table-cell>
          <table:table-cell table:formula="of:=[.B9]+[.D9]*[.$C$4]" office:value-type="float" office:value="13.03" calcext:value-type="float">
            <text:p>13,03</text:p>
          </table:table-cell>
          <table:table-cell table:formula="of:=[.C9]+[.B9]*[.$C$4]+[.D9]*[.$C$4]^2/2" office:value-type="float" office:value="5.7575" calcext:value-type="float">
            <text:p>5,7575</text:p>
          </table:table-cell>
          <table:table-cell table:formula="of:=[.$C$5]-[.$C$3]*[.B10]^2/[.$C$2]" office:value-type="float" office:value="3.44321625" calcext:value-type="float">
            <text:p>3,44321625</text:p>
          </table:table-cell>
        </table:table-row>
        <table:table-row table:style-name="ro1">
          <table:table-cell table:formula="of:=[.A10]+[.$C$4]" office:value-type="float" office:value="1" calcext:value-type="float">
            <text:p>1</text:p>
          </table:table-cell>
          <table:table-cell table:formula="of:=[.B10]+[.D10]*[.$C$4]" office:value-type="float" office:value="14.751608125" calcext:value-type="float">
            <text:p>14,751608125</text:p>
          </table:table-cell>
          <table:table-cell table:formula="of:=[.C10]+[.B10]*[.$C$4]+[.D10]*[.$C$4]^2/2" office:value-type="float" office:value="12.70290203125" calcext:value-type="float">
            <text:p>12,70290203125</text:p>
          </table:table-cell>
          <table:table-cell table:formula="of:=[.$C$5]-[.$C$3]*[.B11]^2/[.$C$2]" office:value-type="float" office:value="1.64962716474127" calcext:value-type="float">
            <text:p>1,64962716474127</text:p>
          </table:table-cell>
        </table:table-row>
        <table:table-row table:style-name="ro1">
          <table:table-cell table:formula="of:=[.A11]+[.$C$4]" office:value-type="float" office:value="1.5" calcext:value-type="float">
            <text:p>1,5</text:p>
          </table:table-cell>
          <table:table-cell table:formula="of:=[.B11]+[.D11]*[.$C$4]" office:value-type="float" office:value="15.5764217073706" calcext:value-type="float">
            <text:p>15,5764217073706</text:p>
          </table:table-cell>
          <table:table-cell table:formula="of:=[.C11]+[.B11]*[.$C$4]+[.D11]*[.$C$4]^2/2" office:value-type="float" office:value="20.2849094893427" calcext:value-type="float">
            <text:p>20,2849094893427</text:p>
          </table:table-cell>
          <table:table-cell table:formula="of:=[.$C$5]-[.$C$3]*[.B12]^2/[.$C$2]" office:value-type="float" office:value="0.711565754780729" calcext:value-type="float">
            <text:p>0,711565754780729</text:p>
          </table:table-cell>
        </table:table-row>
        <table:table-row table:style-name="ro1">
          <table:table-cell table:formula="of:=[.A12]+[.$C$4]" office:value-type="float" office:value="2" calcext:value-type="float">
            <text:p>2</text:p>
          </table:table-cell>
          <table:table-cell table:formula="of:=[.B12]+[.D12]*[.$C$4]" office:value-type="float" office:value="15.932204584761" calcext:value-type="float">
            <text:p>15,932204584761</text:p>
          </table:table-cell>
          <table:table-cell table:formula="of:=[.C12]+[.B12]*[.$C$4]+[.D12]*[.$C$4]^2/2" office:value-type="float" office:value="28.1620660623756" calcext:value-type="float">
            <text:p>28,1620660623756</text:p>
          </table:table-cell>
          <table:table-cell table:formula="of:=[.$C$5]-[.$C$3]*[.B13]^2/[.$C$2]" office:value-type="float" office:value="0.291182140099517" calcext:value-type="float">
            <text:p>0,291182140099517</text:p>
          </table:table-cell>
        </table:table-row>
        <table:table-row table:style-name="ro1">
          <table:table-cell table:formula="of:=[.A13]+[.$C$4]" office:value-type="float" office:value="2.5" calcext:value-type="float">
            <text:p>2,5</text:p>
          </table:table-cell>
          <table:table-cell table:formula="of:=[.B13]+[.D13]*[.$C$4]" office:value-type="float" office:value="16.0777956548108" calcext:value-type="float">
            <text:p>16,0777956548108</text:p>
          </table:table-cell>
          <table:table-cell table:formula="of:=[.C13]+[.B13]*[.$C$4]+[.D13]*[.$C$4]^2/2" office:value-type="float" office:value="36.1645661222685" calcext:value-type="float">
            <text:p>36,1645661222685</text:p>
          </table:table-cell>
          <table:table-cell table:formula="of:=[.$C$5]-[.$C$3]*[.B14]^2/[.$C$2]" office:value-type="float" office:value="0.116418258080559" calcext:value-type="float">
            <text:p>0,116418258080559</text:p>
          </table:table-cell>
        </table:table-row>
        <table:table-row table:style-name="ro1">
          <table:table-cell table:style-name="ce2" table:formula="of:=[.A14]+[.$C$4]" office:value-type="float" office:value="3" calcext:value-type="float">
            <text:p>3</text:p>
          </table:table-cell>
          <table:table-cell table:style-name="ce4" table:formula="of:=[.B14]+[.D14]*[.$C$4]" office:value-type="float" office:value="16.136004783851" calcext:value-type="float">
            <text:p>16,136004783851</text:p>
          </table:table-cell>
          <table:table-cell table:style-name="ce5" table:formula="of:=[.C14]+[.B14]*[.$C$4]+[.D14]*[.$C$4]^2/2" office:value-type="float" office:value="44.218016231934" calcext:value-type="float">
            <text:p>44,218016231934</text:p>
          </table:table-cell>
          <table:table-cell table:style-name="ce5" table:formula="of:=[.$C$5]-[.$C$3]*[.B15]^2/[.$C$2]" office:value-type="float" office:value="0.0461006105826147" calcext:value-type="float">
            <text:p>0,0461006105826147</text:p>
          </table:table-cell>
        </table:table-row>
        <table:table-row table:style-name="ro1">
          <table:table-cell table:formula="of:=[.A15]+[.$C$4]" office:value-type="float" office:value="3.5" calcext:value-type="float">
            <text:p>3,5</text:p>
          </table:table-cell>
          <table:table-cell table:formula="of:=[.B15]+[.D15]*[.$C$4]" office:value-type="float" office:value="16.1590550891423" calcext:value-type="float">
            <text:p>16,1590550891423</text:p>
          </table:table-cell>
          <table:table-cell table:formula="of:=[.C15]+[.B15]*[.$C$4]+[.D15]*[.$C$4]^2/2" office:value-type="float" office:value="52.2917812001823" calcext:value-type="float">
            <text:p>52,2917812001823</text:p>
          </table:table-cell>
          <table:table-cell table:formula="of:=[.$C$5]-[.$C$3]*[.B16]^2/[.$C$2]" office:value-type="float" office:value="0.018185198477358" calcext:value-type="float">
            <text:p>0,018185198477358</text:p>
          </table:table-cell>
        </table:table-row>
        <table:table-row table:style-name="ro1">
          <table:table-cell table:formula="of:=[.A16]+[.$C$4]" office:value-type="float" office:value="4" calcext:value-type="float">
            <text:p>4</text:p>
          </table:table-cell>
          <table:table-cell table:formula="of:=[.B16]+[.D16]*[.$C$4]" office:value-type="float" office:value="16.168147688381" calcext:value-type="float">
            <text:p>16,168147688381</text:p>
          </table:table-cell>
          <table:table-cell table:formula="of:=[.C16]+[.B16]*[.$C$4]+[.D16]*[.$C$4]^2/2" office:value-type="float" office:value="60.3735818945631" calcext:value-type="float">
            <text:p>60,3735818945631</text:p>
          </table:table-cell>
          <table:table-cell table:formula="of:=[.$C$5]-[.$C$3]*[.B17]^2/[.$C$2]" office:value-type="float" office:value="0.007162512251222" calcext:value-type="float">
            <text:p>0,007162512251222</text:p>
          </table:table-cell>
        </table:table-row>
        <table:table-row table:style-name="ro1">
          <table:table-cell table:formula="of:=[.A17]+[.$C$4]" office:value-type="float" office:value="4.5" calcext:value-type="float">
            <text:p>4,5</text:p>
          </table:table-cell>
          <table:table-cell table:formula="of:=[.B17]+[.D17]*[.$C$4]" office:value-type="float" office:value="16.1717289445066" calcext:value-type="float">
            <text:p>16,1717289445066</text:p>
          </table:table-cell>
          <table:table-cell table:formula="of:=[.C17]+[.B17]*[.$C$4]+[.D17]*[.$C$4]^2/2" office:value-type="float" office:value="68.4585510527851" calcext:value-type="float">
            <text:p>68,4585510527851</text:p>
          </table:table-cell>
          <table:table-cell table:formula="of:=[.$C$5]-[.$C$3]*[.B18]^2/[.$C$2]" office:value-type="float" office:value="0.00281936045273667" calcext:value-type="float">
            <text:p>0,00281936045273667</text:p>
          </table:table-cell>
        </table:table-row>
        <table:table-row table:style-name="ro1">
          <table:table-cell table:formula="of:=[.A18]+[.$C$4]" office:value-type="float" office:value="5" calcext:value-type="float">
            <text:p>5</text:p>
          </table:table-cell>
          <table:table-cell table:formula="of:=[.B18]+[.D18]*[.$C$4]" office:value-type="float" office:value="16.173138624733" calcext:value-type="float">
            <text:p>16,173138624733</text:p>
          </table:table-cell>
          <table:table-cell table:formula="of:=[.C18]+[.B18]*[.$C$4]+[.D18]*[.$C$4]^2/2" office:value-type="float" office:value="76.544767945095" calcext:value-type="float">
            <text:p>76,544767945095</text:p>
          </table:table-cell>
          <table:table-cell table:formula="of:=[.$C$5]-[.$C$3]*[.B19]^2/[.$C$2]" office:value-type="float" office:value="0.00110951344385235" calcext:value-type="float">
            <text:p>0,00110951344385235</text:p>
          </table:table-cell>
        </table:table-row>
        <table:table-row table:style-name="ro1">
          <table:table-cell table:formula="of:=[.A19]+[.$C$4]" office:value-type="float" office:value="5.5" calcext:value-type="float">
            <text:p>5,5</text:p>
          </table:table-cell>
          <table:table-cell table:formula="of:=[.B19]+[.D19]*[.$C$4]" office:value-type="float" office:value="16.1736933814549" calcext:value-type="float">
            <text:p>16,1736933814549</text:p>
          </table:table-cell>
          <table:table-cell table:formula="of:=[.C19]+[.B19]*[.$C$4]+[.D19]*[.$C$4]^2/2" office:value-type="float" office:value="84.631475946642" calcext:value-type="float">
            <text:p>84,631475946642</text:p>
          </table:table-cell>
          <table:table-cell table:formula="of:=[.$C$5]-[.$C$3]*[.B20]^2/[.$C$2]" office:value-type="float" office:value="0.000436590100536094" calcext:value-type="float">
            <text:p>0,000436590100536094</text:p>
          </table:table-cell>
        </table:table-row>
        <table:table-row table:style-name="ro1">
          <table:table-cell table:formula="of:=[.A20]+[.$C$4]" office:value-type="float" office:value="6" calcext:value-type="float">
            <text:p>6</text:p>
          </table:table-cell>
          <table:table-cell table:formula="of:=[.B20]+[.D20]*[.$C$4]" office:value-type="float" office:value="16.1739116765052" calcext:value-type="float">
            <text:p>16,1739116765052</text:p>
          </table:table-cell>
          <table:table-cell table:formula="of:=[.C20]+[.B20]*[.$C$4]+[.D20]*[.$C$4]^2/2" office:value-type="float" office:value="92.718377211132" calcext:value-type="float">
            <text:p>92,718377211132</text:p>
          </table:table-cell>
          <table:table-cell table:formula="of:=[.$C$5]-[.$C$3]*[.B21]^2/[.$C$2]" office:value-type="float" office:value="0.000171790522831117" calcext:value-type="float">
            <text:p>0,000171790522831117</text:p>
          </table:table-cell>
        </table:table-row>
        <table:table-row table:style-name="ro1">
          <table:table-cell table:formula="of:=[.A21]+[.$C$4]" office:value-type="float" office:value="6.5" calcext:value-type="float">
            <text:p>6,5</text:p>
          </table:table-cell>
          <table:table-cell table:formula="of:=[.B21]+[.D21]*[.$C$4]" office:value-type="float" office:value="16.1739975717666" calcext:value-type="float">
            <text:p>16,1739975717666</text:p>
          </table:table-cell>
          <table:table-cell table:formula="of:=[.C21]+[.B21]*[.$C$4]+[.D21]*[.$C$4]^2/2" office:value-type="float" office:value="100.8053545232" calcext:value-type="float">
            <text:p>100,8053545232</text:p>
          </table:table-cell>
          <table:table-cell table:formula="of:=[.$C$5]-[.$C$3]*[.B22]^2/[.$C$2]" office:value-type="float" office:value="0.0000675955682893914" calcext:value-type="float">
            <text:p>6,75955682893914E-05</text:p>
          </table:table-cell>
        </table:table-row>
        <table:table-row table:style-name="ro1">
          <table:table-cell table:formula="of:=[.A22]+[.$C$4]" office:value-type="float" office:value="7" calcext:value-type="float">
            <text:p>7</text:p>
          </table:table-cell>
          <table:table-cell table:formula="of:=[.B22]+[.D22]*[.$C$4]" office:value-type="float" office:value="16.1740313695508" calcext:value-type="float">
            <text:p>16,1740313695508</text:p>
          </table:table-cell>
          <table:table-cell table:formula="of:=[.C22]+[.B22]*[.$C$4]+[.D22]*[.$C$4]^2/2" office:value-type="float" office:value="108.892361758529" calcext:value-type="float">
            <text:p>108,892361758529</text:p>
          </table:table-cell>
          <table:table-cell table:formula="of:=[.$C$5]-[.$C$3]*[.B23]^2/[.$C$2]" office:value-type="float" office:value="0.0000265971295512202" calcext:value-type="float">
            <text:p>2,65971295512202E-05</text:p>
          </table:table-cell>
        </table:table-row>
        <table:table-row table:style-name="ro1">
          <table:table-cell table:formula="of:=[.A23]+[.$C$4]" office:value-type="float" office:value="7.5" calcext:value-type="float">
            <text:p>7,5</text:p>
          </table:table-cell>
          <table:table-cell table:formula="of:=[.B23]+[.D23]*[.$C$4]" office:value-type="float" office:value="16.1740446681155" calcext:value-type="float">
            <text:p>16,1740446681155</text:p>
          </table:table-cell>
          <table:table-cell table:formula="of:=[.C23]+[.B23]*[.$C$4]+[.D23]*[.$C$4]^2/2" office:value-type="float" office:value="116.979380767946" calcext:value-type="float">
            <text:p>116,979380767946</text:p>
          </table:table-cell>
          <table:table-cell table:formula="of:=[.$C$5]-[.$C$3]*[.B24]^2/[.$C$2]" office:value-type="float" office:value="0.0000104652676302663" calcext:value-type="float">
            <text:p>1,04652676302663E-05</text:p>
          </table:table-cell>
        </table:table-row>
        <table:table-row table:style-name="ro1">
          <table:table-cell table:formula="of:=[.A24]+[.$C$4]" office:value-type="float" office:value="8" calcext:value-type="float">
            <text:p>8</text:p>
          </table:table-cell>
          <table:table-cell table:formula="of:=[.B24]+[.D24]*[.$C$4]" office:value-type="float" office:value="16.1740499007494" calcext:value-type="float">
            <text:p>16,1740499007494</text:p>
          </table:table-cell>
          <table:table-cell table:formula="of:=[.C24]+[.B24]*[.$C$4]+[.D24]*[.$C$4]^2/2" office:value-type="float" office:value="125.066404410162" calcext:value-type="float">
            <text:p>125,066404410162</text:p>
          </table:table-cell>
          <table:table-cell table:formula="of:=[.$C$5]-[.$C$3]*[.B25]^2/[.$C$2]" office:value-type="float" office:value="0.0000041178026251032" calcext:value-type="float">
            <text:p>4,1178026251032E-06</text:p>
          </table:table-cell>
        </table:table-row>
        <table:table-row table:style-name="ro1">
          <table:table-cell table:formula="of:=[.A25]+[.$C$4]" office:value-type="float" office:value="8.5" calcext:value-type="float">
            <text:p>8,5</text:p>
          </table:table-cell>
          <table:table-cell table:formula="of:=[.B25]+[.D25]*[.$C$4]" office:value-type="float" office:value="16.1740519596507" calcext:value-type="float">
            <text:p>16,1740519596507</text:p>
          </table:table-cell>
          <table:table-cell table:formula="of:=[.C25]+[.B25]*[.$C$4]+[.D25]*[.$C$4]^2/2" office:value-type="float" office:value="133.153429875262" calcext:value-type="float">
            <text:p>133,153429875262</text:p>
          </table:table-cell>
          <table:table-cell table:formula="of:=[.$C$5]-[.$C$3]*[.B26]^2/[.$C$2]" office:value-type="float" office:value="0.00000162024452166065" calcext:value-type="float">
            <text:p>1,62024452166065E-06</text:p>
          </table:table-cell>
        </table:table-row>
        <table:table-row table:style-name="ro1">
          <table:table-cell table:formula="of:=[.A26]+[.$C$4]" office:value-type="float" office:value="9" calcext:value-type="float">
            <text:p>9</text:p>
          </table:table-cell>
          <table:table-cell table:formula="of:=[.B26]+[.D26]*[.$C$4]" office:value-type="float" office:value="16.1740527697729" calcext:value-type="float">
            <text:p>16,1740527697729</text:p>
          </table:table-cell>
          <table:table-cell table:formula="of:=[.C26]+[.B26]*[.$C$4]+[.D26]*[.$C$4]^2/2" office:value-type="float" office:value="141.240456057618" calcext:value-type="float">
            <text:p>141,240456057618</text:p>
          </table:table-cell>
          <table:table-cell table:formula="of:=[.$C$5]-[.$C$3]*[.B27]^2/[.$C$2]" office:value-type="float" office:value="0.0000006375225360955" calcext:value-type="float">
            <text:p>6,37522536095503E-07</text:p>
          </table:table-cell>
        </table:table-row>
        <table:table-row table:style-name="ro1">
          <table:table-cell table:formula="of:=[.A27]+[.$C$4]" office:value-type="float" office:value="9.5" calcext:value-type="float">
            <text:p>9,5</text:p>
          </table:table-cell>
          <table:table-cell table:formula="of:=[.B27]+[.D27]*[.$C$4]" office:value-type="float" office:value="16.1740530885342" calcext:value-type="float">
            <text:p>16,1740530885342</text:p>
          </table:table-cell>
          <table:table-cell table:formula="of:=[.C27]+[.B27]*[.$C$4]+[.D27]*[.$C$4]^2/2" office:value-type="float" office:value="149.327482522195" calcext:value-type="float">
            <text:p>149,327482522195</text:p>
          </table:table-cell>
          <table:table-cell table:formula="of:=[.$C$5]-[.$C$3]*[.B28]^2/[.$C$2]" office:value-type="float" office:value="0.00000025084791666075" calcext:value-type="float">
            <text:p>2,50847916660746E-07</text:p>
          </table:table-cell>
        </table:table-row>
        <table:table-row table:style-name="ro1">
          <table:table-cell table:formula="of:=[.A28]+[.$C$4]" office:value-type="float" office:value="10" calcext:value-type="float">
            <text:p>10</text:p>
          </table:table-cell>
          <table:table-cell table:formula="of:=[.B28]+[.D28]*[.$C$4]" office:value-type="float" office:value="16.1740532139581" calcext:value-type="float">
            <text:p>16,1740532139581</text:p>
          </table:table-cell>
          <table:table-cell table:formula="of:=[.C28]+[.B28]*[.$C$4]+[.D28]*[.$C$4]^2/2" office:value-type="float" office:value="157.414509097818" calcext:value-type="float">
            <text:p>157,414509097818</text:p>
          </table:table-cell>
          <table:table-cell table:formula="of:=[.$C$5]-[.$C$3]*[.B29]^2/[.$C$2]" office:value-type="float" office:value="0.00000009870188222294" calcext:value-type="float">
            <text:p>9,87018822229402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1T12:01:28.214000000</dc:date>
    <meta:editing-duration>PT1H30M46S</meta:editing-duration>
    <meta:editing-cycles>1</meta:editing-cycles>
    <meta:document-statistic meta:table-count="1" meta:cell-count="100" meta:object-count="3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stroke="solid" svg:stroke-color="#b3b3b3" draw:fill="none" draw:fill-color="#e6e6e6"/>
    </style:style>
    <style:style style:name="ch5" style:family="chart">
      <style:graphic-properties svg:stroke-color="#b3b3b3" draw:fill-color="#cccccc"/>
    </style:style>
  </office:automatic-styles>
  <office:body>
    <office:chart>
      <chart:chart svg:width="0.688cm" svg:height="0.018cm" xlink:href=".." xlink:type="simple" chart:class="chart:line" chart:style-name="ch1">
        <chart:plot-area chart:style-name="ch2" table:cell-range-address="Лист1.A21:Лист1.A21" chart:data-source-has-labels="both" svg:x="-0.437cm" svg:y="-0.185cm" svg:width="1.039cm" svg:height="0.398cm">
          <chart:coordinate-region svg:x="-0.001cm" svg:y="-0.001cm" svg:width="0.603cm" svg:height="0.015cm"/>
          <chart:axis chart:dimension="x" chart:name="primary-x" chart:style-name="ch3"/>
          <chart:axis chart:dimension="y" chart:name="primary-y" chart:style-name="ch3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54cm" svg:height="0.018cm" xlink:href=".." xlink:type="simple" chart:class="chart:line" chart:style-name="ch1">
        <chart:legend chart:legend-position="end" svg:x="-0.956cm" svg:y="-1.778cm" style:legend-expansion="high" chart:style-name="ch2"/>
        <chart:plot-area chart:style-name="ch3" table:cell-range-address="Лист1.B1:Лист1.B18 Лист1.C1:Лист1.D1 Лист1.C9:Лист1.C18 Лист1.D2:Лист1.D18" chart:data-source-has-labels="row" svg:x="-0.421cm" svg:y="-0.183cm" svg:width="0.578cm" svg:height="0.861cm">
          <chart:coordinate-region svg:x="0.015cm" svg:y="0.001cm" svg:width="0.038cm" svg:height="0.0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8" chart:label-cell-address="Лист1.B1:Лист1.B1" chart:class="chart:line">
            <chart:data-point chart:repeated="17"/>
          </chart:series>
          <chart:series chart:style-name="ch8" chart:values-cell-range-address="Лист1.C9:Лист1.C18" chart:label-cell-address="Лист1.C1:Лист1.C1" chart:class="chart:line">
            <chart:data-point chart:repeated="10"/>
          </chart:series>
          <chart:series chart:style-name="ch9" chart:values-cell-range-address="Лист1.D2:Лист1.D18" chart:label-cell-address="Лист1.D1:Лист1.D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B2:Лист1.B18</svg:desc>
                </draw:g>
              </table:table-cell>
              <table:table-cell office:value-type="float" office:value="0">
                <text:p>0</text:p>
                <draw:g>
                  <svg:desc>Лист1.C9:Лист1.C18</svg:desc>
                </draw:g>
              </table:table-cell>
              <table:table-cell office:value-type="float" office:value="NaN">
                <text:p>NaN</text:p>
                <draw:g>
                  <svg:desc>Лист1.D2:Лист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.7575">
                <text:p>5.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2.70290203125">
                <text:p>12.70290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.2849094893427">
                <text:p>20.284909489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8.1620660623756">
                <text:p>28.162066062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6.1645661222685">
                <text:p>36.1645661222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4.218016231934">
                <text:p>44.21801623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2.2917812001823">
                <text:p>52.291781200182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3">
                <text:p>13.03</text:p>
              </table:table-cell>
              <table:table-cell office:value-type="float" office:value="60.3735818945631">
                <text:p>60.3735818945631</text:p>
              </table:table-cell>
              <table:table-cell office:value-type="float" office:value="3.44321625">
                <text:p>3.4432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51608125">
                <text:p>14.751608125</text:p>
              </table:table-cell>
              <table:table-cell office:value-type="float" office:value="68.4585510527851">
                <text:p>68.4585510527851</text:p>
              </table:table-cell>
              <table:table-cell office:value-type="float" office:value="1.64962716474127">
                <text:p>1.64962716474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764217073706">
                <text:p>15.5764217073706</text:p>
              </table:table-cell>
              <table:table-cell office:value-type="float" office:value="NaN">
                <text:p>NaN</text:p>
              </table:table-cell>
              <table:table-cell office:value-type="float" office:value="0.711565754780729">
                <text:p>0.711565754780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32204584761">
                <text:p>15.932204584761</text:p>
              </table:table-cell>
              <table:table-cell office:value-type="float" office:value="NaN">
                <text:p>NaN</text:p>
              </table:table-cell>
              <table:table-cell office:value-type="float" office:value="0.291182140099517">
                <text:p>0.291182140099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0777956548108">
                <text:p>16.0777956548108</text:p>
              </table:table-cell>
              <table:table-cell office:value-type="float" office:value="NaN">
                <text:p>NaN</text:p>
              </table:table-cell>
              <table:table-cell office:value-type="float" office:value="0.116418258080559">
                <text:p>0.116418258080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36004783851">
                <text:p>16.136004783851</text:p>
              </table:table-cell>
              <table:table-cell office:value-type="float" office:value="NaN">
                <text:p>NaN</text:p>
              </table:table-cell>
              <table:table-cell office:value-type="float" office:value="0.0461006105826147">
                <text:p>0.0461006105826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1590550891423">
                <text:p>16.1590550891423</text:p>
              </table:table-cell>
              <table:table-cell office:value-type="float" office:value="NaN">
                <text:p>NaN</text:p>
              </table:table-cell>
              <table:table-cell office:value-type="float" office:value="0.018185198477358">
                <text:p>0.018185198477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68147688381">
                <text:p>16.168147688381</text:p>
              </table:table-cell>
              <table:table-cell office:value-type="float" office:value="NaN">
                <text:p>NaN</text:p>
              </table:table-cell>
              <table:table-cell office:value-type="float" office:value="0.007162512251222">
                <text:p>0.00716251225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717289445066">
                <text:p>16.1717289445066</text:p>
              </table:table-cell>
              <table:table-cell office:value-type="float" office:value="NaN">
                <text:p>NaN</text:p>
              </table:table-cell>
              <table:table-cell office:value-type="float" office:value="0.00281936045273667">
                <text:p>0.00281936045273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05cm" svg:height="7.747cm" xlink:href=".." xlink:type="simple" chart:class="chart:scatter" chart:style-name="ch1">
        <chart:legend chart:legend-position="end" svg:x="11.868cm" svg:y="3.076cm" style:legend-expansion="high" chart:style-name="ch2"/>
        <chart:plot-area chart:style-name="ch3" table:cell-range-address="Лист1.A1:Лист1.D18" chart:data-source-has-labels="row" svg:x="0.36cm" svg:y="0.188cm" svg:width="11.27cm" svg:height="7.437cm">
          <chart:coordinate-region svg:x="0.981cm" svg:y="0.387cm" svg:width="10.555cm" svg:height="6.5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8" chart:label-cell-address="Лист1.B1:Лист1.B1" chart:class="chart:scatter">
            <chart:domain table:cell-range-address="Лист1.A2:Лист1.A18"/>
            <chart:data-point chart:repeated="17"/>
          </chart:series>
          <chart:series chart:style-name="ch8" chart:values-cell-range-address="Лист1.C2:Лист1.C18" chart:label-cell-address="Лист1.C1:Лист1.C1" chart:class="chart:scatter">
            <chart:data-point chart:repeated="17"/>
          </chart:series>
          <chart:series chart:style-name="ch9" chart:values-cell-range-address="Лист1.D2:Лист1.D18" chart:label-cell-address="Лист1.D1:Лист1.D1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/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A2:Лист1.A18</svg:desc>
                </draw:g>
              </table:table-cell>
              <table:table-cell office:value-type="float" office:value="NaN">
                <text:p>NaN</text:p>
                <draw:g>
                  <svg:desc>Лист1.B2:Лист1.B18</svg:desc>
                </draw:g>
              </table:table-cell>
              <table:table-cell office:value-type="float" office:value="80">
                <text:p>80</text:p>
                <draw:g>
                  <svg:desc>Лист1.C2:Лист1.C18</svg:desc>
                </draw:g>
              </table:table-cell>
              <table:table-cell office:value-type="float" office:value="NaN">
                <text:p>NaN</text:p>
                <draw:g>
                  <svg:desc>Лист1.D2:Лист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1">
                <text:p>9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3.03">
                <text:p>13.03</text:p>
              </table:table-cell>
              <table:table-cell office:value-type="float" office:value="5.7575">
                <text:p>5.7575</text:p>
              </table:table-cell>
              <table:table-cell office:value-type="float" office:value="3.44321625">
                <text:p>3.4432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.751608125">
                <text:p>14.751608125</text:p>
              </table:table-cell>
              <table:table-cell office:value-type="float" office:value="12.70290203125">
                <text:p>12.70290203125</text:p>
              </table:table-cell>
              <table:table-cell office:value-type="float" office:value="1.64962716474127">
                <text:p>1.64962716474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15.5764217073706">
                <text:p>15.5764217073706</text:p>
              </table:table-cell>
              <table:table-cell office:value-type="float" office:value="20.2849094893427">
                <text:p>20.2849094893427</text:p>
              </table:table-cell>
              <table:table-cell office:value-type="float" office:value="0.711565754780729">
                <text:p>0.711565754780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5.932204584761">
                <text:p>15.932204584761</text:p>
              </table:table-cell>
              <table:table-cell office:value-type="float" office:value="28.1620660623756">
                <text:p>28.1620660623756</text:p>
              </table:table-cell>
              <table:table-cell office:value-type="float" office:value="0.291182140099517">
                <text:p>0.291182140099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16.0777956548108">
                <text:p>16.0777956548108</text:p>
              </table:table-cell>
              <table:table-cell office:value-type="float" office:value="36.1645661222685">
                <text:p>36.1645661222685</text:p>
              </table:table-cell>
              <table:table-cell office:value-type="float" office:value="0.116418258080559">
                <text:p>0.116418258080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6.136004783851">
                <text:p>16.136004783851</text:p>
              </table:table-cell>
              <table:table-cell office:value-type="float" office:value="44.218016231934">
                <text:p>44.218016231934</text:p>
              </table:table-cell>
              <table:table-cell office:value-type="float" office:value="0.0461006105826147">
                <text:p>0.0461006105826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6.1590550891423">
                <text:p>16.1590550891423</text:p>
              </table:table-cell>
              <table:table-cell office:value-type="float" office:value="52.2917812001823">
                <text:p>52.2917812001823</text:p>
              </table:table-cell>
              <table:table-cell office:value-type="float" office:value="0.018185198477358">
                <text:p>0.018185198477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.168147688381">
                <text:p>16.168147688381</text:p>
              </table:table-cell>
              <table:table-cell office:value-type="float" office:value="60.3735818945631">
                <text:p>60.3735818945631</text:p>
              </table:table-cell>
              <table:table-cell office:value-type="float" office:value="0.007162512251222">
                <text:p>0.00716251225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6.1717289445066">
                <text:p>16.1717289445066</text:p>
              </table:table-cell>
              <table:table-cell office:value-type="float" office:value="68.4585510527851">
                <text:p>68.4585510527851</text:p>
              </table:table-cell>
              <table:table-cell office:value-type="float" office:value="0.00281936045273667">
                <text:p>0.00281936045273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